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FuelRemainingPer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STDDe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9999998298571" calcext:value-type="float">
            <text:p>80.9999998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.9998057841429" calcext:value-type="float">
            <text:p>80.99980578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TDEV([.$B$2:.B3])" office:value-type="float" office:value="0.000137211040377921" calcext:value-type="float">
            <text:p>0.000137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.9996461697143" calcext:value-type="float">
            <text:p>80.9996461697</text:p>
          </table:table-cell>
          <table:table-cell table:formula="of:=SLOPE([.$B$2:.B4];[.$A$2:.A4])*10000" office:value-type="float" office:value="-1.76830071403344" calcext:value-type="float">
            <text:p>-1.768300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STDEV([.$B$2:.B4])" office:value-type="float" office:value="0.000177109194956835" calcext:value-type="float">
            <text:p>0.0001771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9994114484286" calcext:value-type="float">
            <text:p>80.9994114484</text:p>
          </table:table-cell>
          <table:table-cell table:formula="of:=SLOPE([.$B$2:.B5];[.$A$2:.A5])*10000" office:value-type="float" office:value="-1.9247587140967" calcext:value-type="float">
            <text:p>-1.924758714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-0.156458000063253" calcext:value-type="float">
            <text:p>-0.1564580001</text:p>
          </table:table-cell>
          <table:table-cell table:formula="of:=STDEV([.$B$2:.B5])" office:value-type="float" office:value="0.000249164176892027" calcext:value-type="float">
            <text:p>0.0002491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9990412722857" calcext:value-type="float">
            <text:p>80.9990412723</text:p>
          </table:table-cell>
          <table:table-cell table:formula="of:=SLOPE([.$B$2:.B6];[.$A$2:.A6])*10000" office:value-type="float" office:value="-2.31145085710693" calcext:value-type="float">
            <text:p>-2.3114508571</text:p>
          </table:table-cell>
          <table:table-cell table:formula="of:=STDEV([.$C$4:.C6])" office:value-type="float" office:value="0.279589579315346" calcext:value-type="float">
            <text:p>0.2795895793</text:p>
          </table:table-cell>
          <table:table-cell table:formula="of:=[.C6]-[.C5]" office:value-type="float" office:value="-0.386692143010237" calcext:value-type="float">
            <text:p>-0.386692143</text:p>
          </table:table-cell>
          <table:table-cell table:formula="of:=STDEV([.$B$2:.B6])" office:value-type="float" office:value="0.000370893227085946" calcext:value-type="float">
            <text:p>0.0003708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.9982021905714" calcext:value-type="float">
            <text:p>80.9982021906</text:p>
          </table:table-cell>
          <table:table-cell table:formula="of:=SLOPE([.$B$2:.B7];[.$A$2:.A7])*10000" office:value-type="float" office:value="-3.29041522450828" calcext:value-type="float">
            <text:p>-3.2904152245</text:p>
          </table:table-cell>
          <table:table-cell table:formula="of:=STDEV([.$C$4:.C7])" office:value-type="float" office:value="0.683693615422845" calcext:value-type="float">
            <text:p>0.6836936154</text:p>
          </table:table-cell>
          <table:table-cell table:formula="of:=[.C7]-[.C6]" office:value-type="float" office:value="-0.97896436740135" calcext:value-type="float">
            <text:p>-0.9789643674</text:p>
          </table:table-cell>
          <table:table-cell table:formula="of:=STDEV([.$B$2:.B7])" office:value-type="float" office:value="0.000653342521589889" calcext:value-type="float">
            <text:p>0.0006533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.9972217344286" calcext:value-type="float">
            <text:p>80.9972217344</text:p>
          </table:table-cell>
          <table:table-cell table:formula="of:=SLOPE([.$B$2:.B8];[.$A$2:.A8])*10000" office:value-type="float" office:value="-4.33798959180974" calcext:value-type="float">
            <text:p>-4.3379895918</text:p>
          </table:table-cell>
          <table:table-cell table:formula="of:=STDEV([.$C$4:.C8])" office:value-type="float" office:value="1.07797261127619" calcext:value-type="float">
            <text:p>1.0779726113</text:p>
          </table:table-cell>
          <table:table-cell table:formula="of:=[.C8]-[.C7]" office:value-type="float" office:value="-1.04757436730145" calcext:value-type="float">
            <text:p>-1.0475743673</text:p>
          </table:table-cell>
          <table:table-cell table:formula="of:=STDEV([.$B$2:.B8])" office:value-type="float" office:value="0.00100173143878446" calcext:value-type="float">
            <text:p>0.0010017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990029955" calcext:value-type="float">
            <text:p>80.990029955</text:p>
          </table:table-cell>
          <table:table-cell table:formula="of:=SLOPE([.$B$2:.B9];[.$A$2:.A9])*10000" office:value-type="float" office:value="-10.406129302709" calcext:value-type="float">
            <text:p>-10.4061293027</text:p>
          </table:table-cell>
          <table:table-cell table:formula="of:=STDEV([.$C$4:.C9])" office:value-type="float" office:value="3.28006988916061" calcext:value-type="float">
            <text:p>3.2800698892</text:p>
          </table:table-cell>
          <table:table-cell table:formula="of:=[.C9]-[.C8]" office:value-type="float" office:value="-6.06813971089928" calcext:value-type="float">
            <text:p>-6.0681397109</text:p>
          </table:table-cell>
          <table:table-cell table:formula="of:=STDEV([.$B$2:.B9])" office:value-type="float" office:value="0.00332013816423097" calcext:value-type="float">
            <text:p>0.0033201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.9898316695715" calcext:value-type="float">
            <text:p>80.9898316696</text:p>
          </table:table-cell>
          <table:table-cell table:formula="of:=SLOPE([.$B$2:.B10];[.$A$2:.A10])*10000" office:value-type="float" office:value="-12.6763761666121" calcext:value-type="float">
            <text:p>-12.6763761666</text:p>
          </table:table-cell>
          <table:table-cell table:formula="of:=STDEV([.$C$4:.C10])" office:value-type="float" office:value="4.43889677743392" calcext:value-type="float">
            <text:p>4.4388967774</text:p>
          </table:table-cell>
          <table:table-cell table:formula="of:=[.C10]-[.C9]" office:value-type="float" office:value="-2.27024686390312" calcext:value-type="float">
            <text:p>-2.2702468639</text:p>
          </table:table-cell>
          <table:table-cell table:formula="of:=STDEV([.$B$2:.B10])" office:value-type="float" office:value="0.00411266941022898" calcext:value-type="float">
            <text:p>0.0041126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989085955" calcext:value-type="float">
            <text:p>80.989085955</text:p>
          </table:table-cell>
          <table:table-cell table:formula="of:=SLOPE([.$B$2:.B11];[.$A$2:.A11])*10000" office:value-type="float" office:value="-13.547452909061" calcext:value-type="float">
            <text:p>-13.5474529091</text:p>
          </table:table-cell>
          <table:table-cell table:formula="of:=STDEV([.$C$4:.C11])" office:value-type="float" office:value="5.05026644889361" calcext:value-type="float">
            <text:p>5.0502664489</text:p>
          </table:table-cell>
          <table:table-cell table:formula="of:=[.C11]-[.C10]" office:value-type="float" office:value="-0.871076742448908" calcext:value-type="float">
            <text:p>-0.8710767424</text:p>
          </table:table-cell>
          <table:table-cell table:formula="of:=STDEV([.$B$2:.B11])" office:value-type="float" office:value="0.00461859184143072" calcext:value-type="float">
            <text:p>0.0046185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.988853578" calcext:value-type="float">
            <text:p>80.988853578</text:p>
          </table:table-cell>
          <table:table-cell table:formula="of:=SLOPE([.$B$2:.B12];[.$A$2:.A12])*10000" office:value-type="float" office:value="-13.5124182727072" calcext:value-type="float">
            <text:p>-13.5124182727</text:p>
          </table:table-cell>
          <table:table-cell table:formula="of:=STDEV([.$C$4:.C12])" office:value-type="float" office:value="5.30324748873246" calcext:value-type="float">
            <text:p>5.3032474887</text:p>
          </table:table-cell>
          <table:table-cell table:formula="of:=[.C12]-[.C11]" office:value-type="float" office:value="0.0350346363538208" calcext:value-type="float">
            <text:p>0.0350346364</text:p>
          </table:table-cell>
          <table:table-cell table:formula="of:=STDEV([.$B$2:.B12])" office:value-type="float" office:value="0.00491340449130865" calcext:value-type="float">
            <text:p>0.00491340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.9885816567143" calcext:value-type="float">
            <text:p>80.9885816567</text:p>
          </table:table-cell>
          <table:table-cell table:formula="of:=SLOPE([.$B$2:.B13];[.$A$2:.A13])*10000" office:value-type="float" office:value="-13.0770826972842" calcext:value-type="float">
            <text:p>-13.0770826973</text:p>
          </table:table-cell>
          <table:table-cell table:formula="of:=STDEV([.$C$4:.C13])" office:value-type="float" office:value="5.34683383290484" calcext:value-type="float">
            <text:p>5.3468338329</text:p>
          </table:table-cell>
          <table:table-cell table:formula="of:=[.C13]-[.C12]" office:value-type="float" office:value="0.435335575423006" calcext:value-type="float">
            <text:p>0.4353355754</text:p>
          </table:table-cell>
          <table:table-cell table:formula="of:=STDEV([.$B$2:.B13])" office:value-type="float" office:value="0.00509919102908695" calcext:value-type="float">
            <text:p>0.0050991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.9881178077143" calcext:value-type="float">
            <text:p>80.9881178077</text:p>
          </table:table-cell>
          <table:table-cell table:formula="of:=SLOPE([.$B$2:.B14];[.$A$2:.A14])*10000" office:value-type="float" office:value="-12.5357724254145" calcext:value-type="float">
            <text:p>-12.5357724254</text:p>
          </table:table-cell>
          <table:table-cell table:formula="of:=STDEV([.$C$4:.C14])" office:value-type="float" office:value="5.27907659590355" calcext:value-type="float">
            <text:p>5.2790765959</text:p>
          </table:table-cell>
          <table:table-cell table:formula="of:=[.C14]-[.C13]" office:value-type="float" office:value="0.541310271869735" calcext:value-type="float">
            <text:p>0.5413102719</text:p>
          </table:table-cell>
          <table:table-cell table:formula="of:=STDEV([.$B$2:.B14])" office:value-type="float" office:value="0.00523955454915977" calcext:value-type="float">
            <text:p>0.0052395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.987822973" calcext:value-type="float">
            <text:p>80.987822973</text:p>
          </table:table-cell>
          <table:table-cell table:formula="of:=SLOPE([.$B$2:.B15];[.$A$2:.A15])*10000" office:value-type="float" office:value="-11.9215938178875" calcext:value-type="float">
            <text:p>-11.9215938179</text:p>
          </table:table-cell>
          <table:table-cell table:formula="of:=STDEV([.$C$4:.C15])" office:value-type="float" office:value="5.15126751426852" calcext:value-type="float">
            <text:p>5.1512675143</text:p>
          </table:table-cell>
          <table:table-cell table:formula="of:=[.C15]-[.C14]" office:value-type="float" office:value="0.614178607527" calcext:value-type="float">
            <text:p>0.6141786075</text:p>
          </table:table-cell>
          <table:table-cell table:formula="of:=STDEV([.$B$2:.B15])" office:value-type="float" office:value="0.00533634761304254" calcext:value-type="float">
            <text:p>0.0053363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.9856364338572" calcext:value-type="float">
            <text:p>80.9856364339</text:p>
          </table:table-cell>
          <table:table-cell table:formula="of:=SLOPE([.$B$2:.B16];[.$A$2:.A16])*10000" office:value-type="float" office:value="-11.7709726632472" calcext:value-type="float">
            <text:p>-11.7709726632</text:p>
          </table:table-cell>
          <table:table-cell table:formula="of:=STDEV([.$C$4:.C16])" office:value-type="float" office:value="5.01761713094231" calcext:value-type="float">
            <text:p>5.0176171309</text:p>
          </table:table-cell>
          <table:table-cell table:formula="of:=[.C16]-[.C15]" office:value-type="float" office:value="0.150621154640243" calcext:value-type="float">
            <text:p>0.1506211546</text:p>
          </table:table-cell>
          <table:table-cell table:formula="of:=STDEV([.$B$2:.B16])" office:value-type="float" office:value="0.00557477972941652" calcext:value-type="float">
            <text:p>0.0055747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.9853720551429" calcext:value-type="float">
            <text:p>80.9853720551</text:p>
          </table:table-cell>
          <table:table-cell table:formula="of:=SLOPE([.$B$2:.B17];[.$A$2:.A17])*10000" office:value-type="float" office:value="-11.4688544159439" calcext:value-type="float">
            <text:p>-11.4688544159</text:p>
          </table:table-cell>
          <table:table-cell table:formula="of:=STDEV([.$C$4:.C17])" office:value-type="float" office:value="4.87729712886263" calcext:value-type="float">
            <text:p>4.8772971289</text:p>
          </table:table-cell>
          <table:table-cell table:formula="of:=[.C17]-[.C16]" office:value-type="float" office:value="0.302118247303369" calcext:value-type="float">
            <text:p>0.3021182473</text:p>
          </table:table-cell>
          <table:table-cell table:formula="of:=STDEV([.$B$2:.B17])" office:value-type="float" office:value="0.00574922652193511" calcext:value-type="float">
            <text:p>0.00574922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9849817281429" calcext:value-type="float">
            <text:p>80.9849817281</text:p>
          </table:table-cell>
          <table:table-cell table:formula="of:=SLOPE([.$B$2:.B18];[.$A$2:.A18])*10000" office:value-type="float" office:value="-11.1131735714045" calcext:value-type="float">
            <text:p>-11.1131735714</text:p>
          </table:table-cell>
          <table:table-cell table:formula="of:=STDEV([.$C$4:.C18])" office:value-type="float" office:value="4.73460545650705" calcext:value-type="float">
            <text:p>4.7346054565</text:p>
          </table:table-cell>
          <table:table-cell table:formula="of:=[.C18]-[.C17]" office:value-type="float" office:value="0.35568084453941" calcext:value-type="float">
            <text:p>0.3556808445</text:p>
          </table:table-cell>
          <table:table-cell table:formula="of:=STDEV([.$B$2:.B18])" office:value-type="float" office:value="0.00588991653584463" calcext:value-type="float">
            <text:p>0.00588991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.9845559318572" calcext:value-type="float">
            <text:p>80.9845559319</text:p>
          </table:table-cell>
          <table:table-cell table:formula="of:=SLOPE([.$B$2:.B19];[.$A$2:.A19])*10000" office:value-type="float" office:value="-10.743306124106" calcext:value-type="float">
            <text:p>-10.7433061241</text:p>
          </table:table-cell>
          <table:table-cell table:formula="of:=STDEV([.$C$4:.C19])" office:value-type="float" office:value="4.59374520450352" calcext:value-type="float">
            <text:p>4.5937452045</text:p>
          </table:table-cell>
          <table:table-cell table:formula="of:=[.C19]-[.C18]" office:value-type="float" office:value="0.369867447298466" calcext:value-type="float">
            <text:p>0.3698674473</text:p>
          </table:table-cell>
          <table:table-cell table:formula="of:=STDEV([.$B$2:.B19])" office:value-type="float" office:value="0.00600933273402727" calcext:value-type="float">
            <text:p>0.00600933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.9842225598572" calcext:value-type="float">
            <text:p>81.9842225599</text:p>
          </table:table-cell>
          <table:table-cell table:formula="of:=SLOPE([.$B$2:.B20];[.$A$2:.A20])*10000" office:value-type="float" office:value="147.533171408551" calcext:value-type="float">
            <text:p>147.5331714086</text:p>
          </table:table-cell>
          <table:table-cell table:formula="of:=STDEV([.$C$4:.C20])" office:value-type="float" office:value="38.2607583170798" calcext:value-type="float">
            <text:p>38.2607583171</text:p>
          </table:table-cell>
          <table:table-cell table:formula="of:=[.C20]-[.C19]" office:value-type="float" office:value="158.276477532657" calcext:value-type="float">
            <text:p>158.2764775327</text:p>
          </table:table-cell>
          <table:table-cell table:formula="of:=STDEV([.$B$2:.B20])" office:value-type="float" office:value="0.227703844084482" calcext:value-type="float">
            <text:p>0.2277038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9839884005715" calcext:value-type="float">
            <text:p>82.9839884006</text:p>
          </table:table-cell>
          <table:table-cell table:formula="of:=SLOPE([.$B$2:.B21];[.$A$2:.A21])*10000" office:value-type="float" office:value="403.56496554998" calcext:value-type="float">
            <text:p>403.56496555</text:p>
          </table:table-cell>
          <table:table-cell table:formula="of:=STDEV([.$C$4:.C21])" office:value-type="float" office:value="102.092310273017" calcext:value-type="float">
            <text:p>102.092310273</text:p>
          </table:table-cell>
          <table:table-cell table:formula="of:=[.C21]-[.C20]" office:value-type="float" office:value="256.031794141429" calcext:value-type="float">
            <text:p>256.0317941414</text:p>
          </table:table-cell>
          <table:table-cell table:formula="of:=STDEV([.$B$2:.B21])" office:value-type="float" office:value="0.487085986677194" calcext:value-type="float">
            <text:p>0.48708598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.9837542412858" calcext:value-type="float">
            <text:p>83.9837542413</text:p>
          </table:table-cell>
          <table:table-cell table:formula="of:=SLOPE([.$B$2:.B22];[.$A$2:.A22])*10000" office:value-type="float" office:value="717.693611103933" calcext:value-type="float">
            <text:p>717.6936111039</text:p>
          </table:table-cell>
          <table:table-cell table:formula="of:=STDEV([.$C$4:.C22])" office:value-type="float" office:value="187.833914797843" calcext:value-type="float">
            <text:p>187.8339147978</text:p>
          </table:table-cell>
          <table:table-cell table:formula="of:=[.C22]-[.C21]" office:value-type="float" office:value="314.128645553953" calcext:value-type="float">
            <text:p>314.128645554</text:p>
          </table:table-cell>
          <table:table-cell table:formula="of:=STDEV([.$B$2:.B22])" office:value-type="float" office:value="0.781122234412868" calcext:value-type="float">
            <text:p>0.78112223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.9835200820001" calcext:value-type="float">
            <text:p>84.983520082</text:p>
          </table:table-cell>
          <table:table-cell table:formula="of:=SLOPE([.$B$2:.B23];[.$A$2:.A23])*10000" office:value-type="float" office:value="1063.63960732278" calcext:value-type="float">
            <text:p>1063.6396073228</text:p>
          </table:table-cell>
          <table:table-cell table:formula="of:=STDEV([.$C$4:.C23])" office:value-type="float" office:value="289.624523489478" calcext:value-type="float">
            <text:p>289.6245234895</text:p>
          </table:table-cell>
          <table:table-cell table:formula="of:=[.C23]-[.C22]" office:value-type="float" office:value="345.945996218847" calcext:value-type="float">
            <text:p>345.9459962188</text:p>
          </table:table-cell>
          <table:table-cell table:formula="of:=STDEV([.$B$2:.B23])" office:value-type="float" office:value="1.09804674998297" calcext:value-type="float">
            <text:p>1.098046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.9835865637143" calcext:value-type="float">
            <text:p>83.9835865637</text:p>
          </table:table-cell>
          <table:table-cell table:formula="of:=SLOPE([.$B$2:.B24];[.$A$2:.A24])*10000" office:value-type="float" office:value="1206.60966107429" calcext:value-type="float">
            <text:p>1206.6096610743</text:p>
          </table:table-cell>
          <table:table-cell table:formula="of:=STDEV([.$C$4:.C24])" office:value-type="float" office:value="370.169773734918" calcext:value-type="float">
            <text:p>370.1697737349</text:p>
          </table:table-cell>
          <table:table-cell table:formula="of:=[.C24]-[.C23]" office:value-type="float" office:value="142.970053751506" calcext:value-type="float">
            <text:p>142.9700537515</text:p>
          </table:table-cell>
          <table:table-cell table:formula="of:=STDEV([.$B$2:.B24])" office:value-type="float" office:value="1.19627637898181" calcext:value-type="float">
            <text:p>1.1962763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.5834588944286" calcext:value-type="float">
            <text:p>83.5834588944</text:p>
          </table:table-cell>
          <table:table-cell table:formula="of:=SLOPE([.$B$2:.B25];[.$A$2:.A25])*10000" office:value-type="float" office:value="1264.61773892363" calcext:value-type="float">
            <text:p>1264.6177389236</text:p>
          </table:table-cell>
          <table:table-cell table:formula="of:=STDEV([.$C$4:.C25])" office:value-type="float" office:value="431.053854891158" calcext:value-type="float">
            <text:p>431.0538548912</text:p>
          </table:table-cell>
          <table:table-cell table:formula="of:=[.C25]-[.C24]" office:value-type="float" office:value="58.008077849347" calcext:value-type="float">
            <text:p>58.0080778493</text:p>
          </table:table-cell>
          <table:table-cell table:formula="of:=STDEV([.$B$2:.B25])" office:value-type="float" office:value="1.24105782259017" calcext:value-type="float">
            <text:p>1.2410578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.1833312251429" calcext:value-type="float">
            <text:p>83.1833312251</text:p>
          </table:table-cell>
          <table:table-cell table:formula="of:=SLOPE([.$B$2:.B26];[.$A$2:.A26])*10000" office:value-type="float" office:value="1261.16654015607" calcext:value-type="float">
            <text:p>1261.1665401561</text:p>
          </table:table-cell>
          <table:table-cell table:formula="of:=STDEV([.$C$4:.C26])" office:value-type="float" office:value="474.603342271384" calcext:value-type="float">
            <text:p>474.6033422714</text:p>
          </table:table-cell>
          <table:table-cell table:formula="of:=[.C26]-[.C25]" office:value-type="float" office:value="-3.45119876756121" calcext:value-type="float">
            <text:p>-3.4511987676</text:p>
          </table:table-cell>
          <table:table-cell table:formula="of:=STDEV([.$B$2:.B26])" office:value-type="float" office:value="1.25352697910126" calcext:value-type="float">
            <text:p>1.2535269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.7832035558572" calcext:value-type="float">
            <text:p>82.7832035559</text:p>
          </table:table-cell>
          <table:table-cell table:formula="of:=SLOPE([.$B$2:.B27];[.$A$2:.A27])*10000" office:value-type="float" office:value="1213.47462973189" calcext:value-type="float">
            <text:p>1213.4746297319</text:p>
          </table:table-cell>
          <table:table-cell table:formula="of:=STDEV([.$C$4:.C27])" office:value-type="float" office:value="503.535210266621" calcext:value-type="float">
            <text:p>503.5352102666</text:p>
          </table:table-cell>
          <table:table-cell table:formula="of:=[.C27]-[.C26]" office:value-type="float" office:value="-47.6919104241765" calcext:value-type="float">
            <text:p>-47.6919104242</text:p>
          </table:table-cell>
          <table:table-cell table:formula="of:=STDEV([.$B$2:.B27])" office:value-type="float" office:value="1.24638063679618" calcext:value-type="float">
            <text:p>1.24638063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.3830758865715" calcext:value-type="float">
            <text:p>82.3830758866</text:p>
          </table:table-cell>
          <table:table-cell table:formula="of:=SLOPE([.$B$2:.B28];[.$A$2:.A28])*10000" office:value-type="float" office:value="1134.23699191438" calcext:value-type="float">
            <text:p>1134.2369919144</text:p>
          </table:table-cell>
          <table:table-cell table:formula="of:=STDEV([.$C$4:.C28])" office:value-type="float" office:value="520.58715449848" calcext:value-type="float">
            <text:p>520.5871544985</text:p>
          </table:table-cell>
          <table:table-cell table:formula="of:=[.C28]-[.C27]" office:value-type="float" office:value="-79.237637817512" calcext:value-type="float">
            <text:p>-79.2376378175</text:p>
          </table:table-cell>
          <table:table-cell table:formula="of:=STDEV([.$B$2:.B28])" office:value-type="float" office:value="1.22836345392231" calcext:value-type="float">
            <text:p>1.22836345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.9829482172858" calcext:value-type="float">
            <text:p>81.9829482173</text:p>
          </table:table-cell>
          <table:table-cell table:formula="of:=SLOPE([.$B$2:.B29];[.$A$2:.A29])*10000" office:value-type="float" office:value="1032.86070288728" calcext:value-type="float">
            <text:p>1032.8607028873</text:p>
          </table:table-cell>
          <table:table-cell table:formula="of:=STDEV([.$C$4:.C29])" office:value-type="float" office:value="528.333401437604" calcext:value-type="float">
            <text:p>528.3334014376</text:p>
          </table:table-cell>
          <table:table-cell table:formula="of:=[.C29]-[.C28]" office:value-type="float" office:value="-101.376289027107" calcext:value-type="float">
            <text:p>-101.3762890271</text:p>
          </table:table-cell>
          <table:table-cell table:formula="of:=STDEV([.$B$2:.B29])" office:value-type="float" office:value="1.20609216651272" calcext:value-type="float">
            <text:p>1.20609216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.5828205480001" calcext:value-type="float">
            <text:p>81.582820548</text:p>
          </table:table-cell>
          <table:table-cell table:formula="of:=SLOPE([.$B$2:.B30];[.$A$2:.A30])*10000" office:value-type="float" office:value="916.342335908545" calcext:value-type="float">
            <text:p>916.3423359085</text:p>
          </table:table-cell>
          <table:table-cell table:formula="of:=STDEV([.$C$4:.C30])" office:value-type="float" office:value="529.113092429193" calcext:value-type="float">
            <text:p>529.1130924292</text:p>
          </table:table-cell>
          <table:table-cell table:formula="of:=[.C30]-[.C29]" office:value-type="float" office:value="-116.51836697873" calcext:value-type="float">
            <text:p>-116.5183669787</text:p>
          </table:table-cell>
          <table:table-cell table:formula="of:=STDEV([.$B$2:.B30])" office:value-type="float" office:value="1.18489478884196" calcext:value-type="float">
            <text:p>1.1848947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1826928787144" calcext:value-type="float">
            <text:p>81.1826928787</text:p>
          </table:table-cell>
          <table:table-cell table:formula="of:=SLOPE([.$B$2:.B31];[.$A$2:.A31])*10000" office:value-type="float" office:value="789.897605146703" calcext:value-type="float">
            <text:p>789.8976051467</text:p>
          </table:table-cell>
          <table:table-cell table:formula="of:=STDEV([.$C$4:.C31])" office:value-type="float" office:value="525.015101841534" calcext:value-type="float">
            <text:p>525.0151018415</text:p>
          </table:table-cell>
          <table:table-cell table:formula="of:=[.C31]-[.C30]" office:value-type="float" office:value="-126.444730761842" calcext:value-type="float">
            <text:p>-126.4447307618</text:p>
          </table:table-cell>
          <table:table-cell table:formula="of:=STDEV([.$B$2:.B31])" office:value-type="float" office:value="1.16918134808674" calcext:value-type="float">
            <text:p>1.16918134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.7825652094287" calcext:value-type="float">
            <text:p>80.7825652094</text:p>
          </table:table-cell>
          <table:table-cell table:formula="of:=SLOPE([.$B$2:.B32];[.$A$2:.A32])*10000" office:value-type="float" office:value="657.417597922269" calcext:value-type="float">
            <text:p>657.4175979223</text:p>
          </table:table-cell>
          <table:table-cell table:formula="of:=STDEV([.$C$4:.C32])" office:value-type="float" office:value="517.886723490434" calcext:value-type="float">
            <text:p>517.8867234904</text:p>
          </table:table-cell>
          <table:table-cell table:formula="of:=[.C32]-[.C31]" office:value-type="float" office:value="-132.480007224434" calcext:value-type="float">
            <text:p>-132.4800072244</text:p>
          </table:table-cell>
          <table:table-cell table:formula="of:=STDEV([.$B$2:.B32])" office:value-type="float" office:value="1.16254907060287" calcext:value-type="float">
            <text:p>1.16254907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.982474365746" calcext:value-type="float">
            <text:p>80.9824743657</text:p>
          </table:table-cell>
          <table:table-cell table:formula="of:=SLOPE([.$B$2:.B33];[.$A$2:.A33])*10000" office:value-type="float" office:value="555.8952849547" calcext:value-type="float">
            <text:p>555.8952849547</text:p>
          </table:table-cell>
          <table:table-cell table:formula="of:=STDEV([.$C$4:.C33])" office:value-type="float" office:value="509.652791235902" calcext:value-type="float">
            <text:p>509.6527912359</text:p>
          </table:table-cell>
          <table:table-cell table:formula="of:=[.C33]-[.C32]" office:value-type="float" office:value="-101.522312967569" calcext:value-type="float">
            <text:p>-101.5223129676</text:p>
          </table:table-cell>
          <table:table-cell table:formula="of:=STDEV([.$B$2:.B33])" office:value-type="float" office:value="1.15100020708147" calcext:value-type="float">
            <text:p>1.15100020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.9823720249683" calcext:value-type="float">
            <text:p>80.982372025</text:p>
          </table:table-cell>
          <table:table-cell table:formula="of:=SLOPE([.$B$2:.B34];[.$A$2:.A34])*10000" office:value-type="float" office:value="468.767599378738" calcext:value-type="float">
            <text:p>468.7675993787</text:p>
          </table:table-cell>
          <table:table-cell table:formula="of:=STDEV([.$C$4:.C34])" office:value-type="float" office:value="501.208248603376" calcext:value-type="float">
            <text:p>501.2082486034</text:p>
          </table:table-cell>
          <table:table-cell table:formula="of:=[.C34]-[.C33]" office:value-type="float" office:value="-87.1276855759616" calcext:value-type="float">
            <text:p>-87.127685576</text:p>
          </table:table-cell>
          <table:table-cell table:formula="of:=STDEV([.$B$2:.B34])" office:value-type="float" office:value="1.13963414336808" calcext:value-type="float">
            <text:p>1.13963414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9822696841906" calcext:value-type="float">
            <text:p>80.9822696842</text:p>
          </table:table-cell>
          <table:table-cell table:formula="of:=SLOPE([.$B$2:.B35];[.$A$2:.A35])*10000" office:value-type="float" office:value="393.76809506421" calcext:value-type="float">
            <text:p>393.7680950642</text:p>
          </table:table-cell>
          <table:table-cell table:formula="of:=STDEV([.$C$4:.C35])" office:value-type="float" office:value="493.065591306575" calcext:value-type="float">
            <text:p>493.0655913066</text:p>
          </table:table-cell>
          <table:table-cell table:formula="of:=[.C35]-[.C34]" office:value-type="float" office:value="-74.9995043145285" calcext:value-type="float">
            <text:p>-74.9995043145</text:p>
          </table:table-cell>
          <table:table-cell table:formula="of:=STDEV([.$B$2:.B35])" office:value-type="float" office:value="1.1284662783501" calcext:value-type="float">
            <text:p>1.12846627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.9821673434129" calcext:value-type="float">
            <text:p>80.9821673434</text:p>
          </table:table-cell>
          <table:table-cell table:formula="of:=SLOPE([.$B$2:.B36];[.$A$2:.A36])*10000" office:value-type="float" office:value="329.031408101361" calcext:value-type="float">
            <text:p>329.0314081014</text:p>
          </table:table-cell>
          <table:table-cell table:formula="of:=STDEV([.$C$4:.C36])" office:value-type="float" office:value="485.498831526581" calcext:value-type="float">
            <text:p>485.4988315266</text:p>
          </table:table-cell>
          <table:table-cell table:formula="of:=[.C36]-[.C35]" office:value-type="float" office:value="-64.7366869628484" calcext:value-type="float">
            <text:p>-64.7366869628</text:p>
          </table:table-cell>
          <table:table-cell table:formula="of:=STDEV([.$B$2:.B36])" office:value-type="float" office:value="1.11750716370111" calcext:value-type="float">
            <text:p>1.11750716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.9820650026352" calcext:value-type="float">
            <text:p>80.9820650026</text:p>
          </table:table-cell>
          <table:table-cell table:formula="of:=SLOPE([.$B$2:.B37];[.$A$2:.A37])*10000" office:value-type="float" office:value="273.014222164735" calcext:value-type="float">
            <text:p>273.0142221647</text:p>
          </table:table-cell>
          <table:table-cell table:formula="of:=STDEV([.$C$4:.C37])" office:value-type="float" office:value="478.632890009912" calcext:value-type="float">
            <text:p>478.6328900099</text:p>
          </table:table-cell>
          <table:table-cell table:formula="of:=[.C37]-[.C36]" office:value-type="float" office:value="-56.0171859366263" calcext:value-type="float">
            <text:p>-56.0171859366</text:p>
          </table:table-cell>
          <table:table-cell table:formula="of:=STDEV([.$B$2:.B37])" office:value-type="float" office:value="1.1067635843991" calcext:value-type="float">
            <text:p>1.10676358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.9819626618575" calcext:value-type="float">
            <text:p>80.9819626619</text:p>
          </table:table-cell>
          <table:table-cell table:formula="of:=SLOPE([.$B$2:.B38];[.$A$2:.A38])*10000" office:value-type="float" office:value="224.433370781922" calcext:value-type="float">
            <text:p>224.4333707819</text:p>
          </table:table-cell>
          <table:table-cell table:formula="of:=STDEV([.$C$4:.C38])" office:value-type="float" office:value="472.500680153742" calcext:value-type="float">
            <text:p>472.5006801537</text:p>
          </table:table-cell>
          <table:table-cell table:formula="of:=[.C38]-[.C37]" office:value-type="float" office:value="-48.5808513828137" calcext:value-type="float">
            <text:p>-48.5808513828</text:p>
          </table:table-cell>
          <table:table-cell table:formula="of:=STDEV([.$B$2:.B38])" office:value-type="float" office:value="1.09623939754724" calcext:value-type="float">
            <text:p>1.0962393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.9818603210798" calcext:value-type="float">
            <text:p>80.9818603211</text:p>
          </table:table-cell>
          <table:table-cell table:formula="of:=SLOPE([.$B$2:.B39];[.$A$2:.A39])*10000" office:value-type="float" office:value="182.217032446093" calcext:value-type="float">
            <text:p>182.2170324461</text:p>
          </table:table-cell>
          <table:table-cell table:formula="of:=STDEV([.$C$4:.C39])" office:value-type="float" office:value="467.080128484647" calcext:value-type="float">
            <text:p>467.0801284846</text:p>
          </table:table-cell>
          <table:table-cell table:formula="of:=[.C39]-[.C38]" office:value-type="float" office:value="-42.216338335829" calcext:value-type="float">
            <text:p>-42.2163383358</text:p>
          </table:table-cell>
          <table:table-cell table:formula="of:=STDEV([.$B$2:.B39])" office:value-type="float" office:value="1.08593618679336" calcext:value-type="float">
            <text:p>1.0859361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8:57:40.301398967</meta:creation-date>
    <dc:date>2019-03-31T09:28:32.005422294</dc:date>
    <meta:editing-duration>PT10M8S</meta:editing-duration>
    <meta:editing-cycles>3</meta:editing-cycles>
    <meta:generator>LibreOffice/5.1.6.2$Linux_X86_64 LibreOffice_project/10m0$Build-2</meta:generator>
    <meta:document-statistic meta:table-count="1" meta:cell-count="228" meta:object-count="0"/>
  </office:meta>
</office:document-meta>
</file>